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3d47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dbf74" loext:padding="0cm" loext:border="none"/>
    </style:style>
    <style:style style:name="T8" style:family="text">
      <style:text-properties style:text-underline-style="none" officeooo:rsid="0030ea02"/>
    </style:style>
    <style:style style:name="T9" style:family="text">
      <style:text-properties style:text-underline-style="none" officeooo:rsid="0024c5a3"/>
    </style:style>
    <style:style style:name="T10" style:family="text">
      <style:text-properties style:text-underline-style="none" officeooo:rsid="002e00ae"/>
    </style:style>
    <style:style style:name="T11" style:family="text">
      <style:text-properties style:text-underline-style="none" officeooo:rsid="0036d4fa"/>
    </style:style>
    <style:style style:name="T12" style:family="text">
      <style:text-properties style:text-underline-style="none" officeooo:rsid="003acf78" loext:padding="0cm" loext:border="none"/>
    </style:style>
    <style:style style:name="T13" style:family="text">
      <style:text-properties style:text-underline-style="none" officeooo:rsid="003d4774"/>
    </style:style>
    <style:style style:name="T14" style:family="text">
      <style:text-properties style:text-underline-style="none" officeooo:rsid="003d4774" loext:padding="0cm" loext:border="none"/>
    </style:style>
    <style:style style:name="T15" style:family="text">
      <style:text-properties style:text-underline-style="none" officeooo:rsid="0040f9da"/>
    </style:style>
    <style:style style:name="T16" style:family="text">
      <style:text-properties style:text-underline-style="none" officeooo:rsid="0040f9da" loext:padding="0cm" loext:border="none"/>
    </style:style>
    <style:style style:name="T17" style:family="text">
      <style:text-properties style:text-underline-style="none" officeooo:rsid="0043d2cf" loext:padding="0cm" loext:border="none"/>
    </style:style>
    <style:style style:name="T18" style:family="text">
      <style:text-properties officeooo:rsid="0020dc2e"/>
    </style:style>
    <style:style style:name="T19" style:family="text">
      <style:text-properties officeooo:rsid="00217616"/>
    </style:style>
    <style:style style:name="T20" style:family="text">
      <style:text-properties officeooo:rsid="00265c1b"/>
    </style:style>
    <style:style style:name="T21" style:family="text">
      <style:text-properties officeooo:rsid="0028d42a"/>
    </style:style>
    <style:style style:name="T22" style:family="text">
      <style:text-properties officeooo:rsid="003a8407"/>
    </style:style>
    <style:style style:name="T23" style:family="text">
      <style:text-properties fo:color="#000000" loext:opacity="100%" style:text-underline-style="none" officeooo:rsid="0040f9da" fo:background-color="#ffffff" loext:char-shading-value="0"/>
    </style:style>
    <style:style style:name="T24" style:family="text">
      <style:text-properties fo:color="#000000" loext:opacity="100%" style:text-underline-style="none" officeooo:rsid="00422b02" fo:background-color="#ffffff" loext:char-shading-value="0"/>
    </style:style>
    <style:style style:name="T25" style:family="text">
      <style:text-properties officeooo:rsid="0040f9da"/>
    </style:style>
    <style:style style:name="T26" style:family="text">
      <style:text-properties officeooo:rsid="00438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2">2</text:span><text:span text:style-name="T25">4</text:span>/05/2024 de <text:span text:style-name="T26">16</text:span><text:span text:style-name="T21">h</text:span><text:span text:style-name="T18"> </text:span>à <text:span text:style-name="T20">1</text:span><text:span text:style-name="T26">7</text:span><text:span text:style-name="T19">h</text:span><text:span text:style-name="T26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17">placer les aliments sur le quadrillage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10">vue </text:span><text:span text:style-name="T11">et le modèle</text:span><text:span text:style-name="T3"> de l’application </text:span><text:span text:style-name="T15">2</text:span><text:span text:style-name="T3"> </text:span><text:span text:style-name="T10">(</text:span><text:span text:style-name="T16">MVC</text:span><text:span text:style-name="T10"> ) 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8">l’affichage</text:span><text:span text:style-name="T3"> </text:span><text:span text:style-name="T13">de l’application </text:span><text:span text:style-name="T15">2</text:span><text:span text:style-name="T9">(</text:span></text:p>
      <text:p text:style-name="P4"><text:span text:style-name="T24">Recherche pour l’algo du chemin le plus court via la liste de course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4T17:32:56.656000000</dc:date>
    <meta:editing-duration>PT3H33M33S</meta:editing-duration>
    <meta:editing-cycles>3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7" meta:character-count="469" meta:non-whitespace-character-count="385"/>
  </office:meta>
</office:document-meta>
</file>